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automatic-styles>
    <style:style style:name="P1" style:family="paragraph" style:parent-style-name="Standard">
      <style:text-properties fo:color="#e74c3c" loext:opacity="100%"/>
    </style:style>
    <style:style style:name="P2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loext:opacity="100%" style:font-name="Times New Roman1" fo:font-size="11pt" fo:font-style="normal" fo:font-weight="normal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1" fo:font-size="11pt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1pt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7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8" style:family="paragraph" style:parent-style-name="Text_20_body">
      <style:paragraph-properties fo:margin-left="3.757cm" fo:margin-right="0cm" fo:line-height="100%" fo:text-align="justify" style:justify-single-word="false" fo:text-indent="0cm" style:auto-text-indent="false"/>
      <style:text-properties fo:font-variant="normal" fo:text-transform="none" style:font-name="Times New Roman1" fo:font-size="11pt" fo:font-style="italic" fo:font-weight="normal"/>
    </style:style>
    <style:style style:name="P9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/>
    </style:style>
    <style:style style:name="P10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e74c3c" loext:opacity="100%" style:font-name="Times New Roman1" fo:font-size="11pt" fo:font-style="normal" fo:font-weight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5" style:family="paragraph" style:parent-style-name="Text_20_body">
      <style:paragraph-properties fo:line-height="115%" fo:text-align="center" style:justify-single-word="false"/>
      <style:text-properties style:font-name="Times New Roman" fo:font-size="11pt" style:font-size-asian="11pt" style:font-size-complex="11pt"/>
    </style:style>
    <style:style style:name="P16" style:family="paragraph" style:parent-style-name="Text_20_body">
      <style:paragraph-properties fo:margin-top="0cm" fo:margin-bottom="0.291cm" style:contextual-spacing="false" fo:line-height="108%"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ize="11pt" fo:font-style="normal" fo:font-weight="normal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1" fo:font-size="10.5pt"/>
    </style:style>
    <style:style style:name="T6" style:family="text">
      <style:text-properties fo:color="#000000" loext:opacity="100%" style:font-name="Times New Roman1" fo:font-size="11pt" fo:font-style="normal" fo:font-weight="normal"/>
    </style:style>
    <style:style style:name="T7" style:family="text">
      <style:text-properties fo:font-variant="normal" fo:text-transform="none" style:font-name="Times New Roman1" fo:font-size="11pt" fo:font-style="normal" fo:font-weight="normal"/>
    </style:style>
    <style:style style:name="T8" style:family="text">
      <style:text-properties fo:font-variant="normal" fo:text-transform="none" fo:color="#000000" loext:opacity="100%" style:font-name="Times New Roman1" fo:font-size="11pt" fo:font-style="normal" fo:font-weight="normal"/>
    </style:style>
    <style:style style:name="T9" style:family="text">
      <style:text-properties fo:font-variant="normal" fo:text-transform="none" fo:color="#000000" loext:opacity="100%" style:font-name="Times New Roman1" fo:font-size="11pt" fo:font-style="normal" fo:font-weight="normal" style:font-size-asian="11pt" style:font-size-complex="11pt"/>
    </style:style>
    <style:style style:name="T10" style:family="text">
      <style:text-properties fo:font-variant="normal" fo:text-transform="none" fo:color="#000000" loext:opacity="100%" style:font-name="Times New Roman1" fo:font-style="normal" fo:font-weight="normal"/>
    </style:style>
    <style:style style:name="T11" style:family="text">
      <style:text-properties fo:font-variant="normal" fo:text-transform="none" fo:color="#000000" loext:opacity="100%" style:font-name="Times New Roman1" fo:font-size="10.5pt" fo:font-style="normal" fo:font-weight="normal"/>
    </style:style>
    <style:style style:name="T12" style:family="text">
      <style:text-properties fo:font-variant="normal" fo:text-transform="none" fo:color="#000000" loext:opacity="100%" fo:font-style="normal" fo:font-weight="normal"/>
    </style:style>
    <style:style style:name="T13" style:family="text">
      <style:text-properties fo:font-variant="normal" fo:text-transform="none" fo:color="#000000" loext:opacity="100%" fo:font-size="11pt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loext:opacity="100%" style:font-name="Times New Roman" fo:font-size="11pt" fo:font-style="normal" fo:font-weight="normal" style:font-size-asian="11pt" style:font-size-complex="11pt"/>
    </style:style>
    <style:style style:name="T15" style:family="text">
      <style:text-properties officeooo:rsid="0007341b"/>
    </style:style>
    <style:style style:name="T16" style:family="text">
      <style:text-properties style:font-name="Arial2" fo:font-size="10.5pt"/>
    </style:style>
    <style:style style:name="T17" style:family="text">
      <style:text-properties style:font-name="Times New Roman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0">processo de 2020, nao eh caso de desclassificação. so de alteração de percentual mesmo. eram so municoes. </text:p>
      <text:p text:style-name="P4">Vistos etc.</text:p>
      <text:p text:style-name="P13"><text:span text:style-name="T12">Trata-se de execução penal em que o Ministério Público, instado a se manifestar sobre a atualização da guia de execução penal de evento 247, opinou pela sua retificação para fazer constar no cálculo da progressão de regime do </text:span>processo criminal nº  0103860-84.2020.8.20.0001, <text:span text:style-name="T12">o percentual de 20% referente ao crime do artigo 16 da lei 10.826/2003, alegando não ser mais crime hediondo.</text:span></text:p>
      <text:p text:style-name="P4">Intimada, a Defesa não se manifestou.</text:p>
      <text:p text:style-name="P13">Relatados.</text:p>
      <text:p text:style-name="P13">Com razão o Ministério Público.</text:p>
      <text:p text:style-name="P13">Inicialmente, observo que no processo criminal nº 0103860-84.2020.8.20.0001, por fato ocorrido em 15.07.2020, o apenado foi condenado por posse de munições de uso restrito.</text:p>
      <text:p text:style-name="P12"><text:span text:style-name="T17">Assim, considerando que </text:span><text:span text:style-name="T14">o pacote anticrime alterou o rol de crimes hediondos para fazer constar somente a posse ou porte ilegal de arma de fogo de </text:span><text:span text:style-name="Emphasis"><text:span text:style-name="T14">uso proibido</text:span></text:span><text:span text:style-name="T14">, o percentual aplicado ao cálculo do benefício deve ser  20%, por se tratar de apenado reincidente em crime cometido sem violência, e não 40% como consta na GEP.</text:span></text:p>
      <text:p text:style-name="P11">Isso posto, determino a retificação da GEP para fazer constar no cálculo da progressão de regime referente ao artigo 16 da lei 10826/2003, referente apenas ao processo criminal nº  0103860-84.2020.8.20.0001, o percentual de 20%, por ser o apenado reincidente em crime cometido sem violência.</text:p>
      <text:p text:style-name="P11">P.R.I. Ciência ao MP.</text:p>
      <text:p text:style-name="P14"/>
      <text:p text:style-name="P15">Natal, 01 de setembro de 2023.</text:p>
      <text:p text:style-name="P16">Henrique Baltazar Vilar dos Santos</text:p>
      <text:p text:style-name="P16">Juiz de Direito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stos etc.</text:p>
      <text:p text:style-name="P5"><text:span text:style-name="T6">Trata-se de execução penal em que o Ministério Público, instado a se manifestar sobre a atualização da guia de execução penal de evento 95, opinou pela sua retificação para fazer constar no cálculo da progressão de regime o percentual de 40% ou 2/5 referente ao crime de tráfico de drogas, alegando não ser o apenado reincidente específico em crime hediondo.</text:span></text:p>
      <text:p text:style-name="P2"><text:soft-page-break/>Opinou, ainda, pela utilização da fração de 1/6 referente ao cálculo do crime do artigo 16, da lei 10826/2003, por não ter natureza hedionda.</text:p>
      <text:p text:style-name="P6">Acrescento ao relatório que a GEP atual está utilizando a fração de 3/5 para o crime de tráfico de drogas e de posso ilegal de arma de fogo de uso restrito, em razão da reincidência genérica, e 1/6 para o crime comum, sendo todos os crime<text:span text:style-name="T15">s</text:span> anteriores ao pacote anticrime.</text:p>
      <text:p text:style-name="P3">Registro ainda que analisando somente o crime de tráfico de drogas, o apenado é primário em crime hediondo.</text:p>
      <text:p text:style-name="P3">Relatados.</text:p>
      <text:p text:style-name="P7">Inicialmente verifico que a exigência de 3/5 ou 60% (LEP, art. 112, VII) só cabe no caso de reincidência específica em crime hediondo, o que não é o caso.</text:p>
      <text:p text:style-name="P7">É o que decidiu o Superior Tribunal de Justiça ao julgar em 26/05/2021 o Recurso Especial representativo da controvérsia (REsp) 1910240/MG, sendo relator o Ministro ROGERIO SCHIETTI CRUZ, quando fixou a seguinte tese:</text:p>
      <text:p text:style-name="P8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12"><text:span text:style-name="T7">Como antes o percentual fora fixado em 3/5, dada ao que dispunha a lei 8.072/90, a nova redação do art. 112 da LEP se mostra como </text:span><text:span text:style-name="Emphasis"><text:span text:style-name="T7">novatio legis in mellius</text:span></text:span><text:span text:style-name="T7">, devendo ser aplicada.</text:span></text:p>
      <text:p text:style-name="P7">Assim, em relação ao crime de tráfico de drogas, é de se aplicar o percentual de 40% (LEP, art. 112, V).</text:p>
      <text:p text:style-name="P9"><text:span text:style-name="T6">Já no tocante ao cálculo do crime do artigo 16 da lei 10826/2003, considerando que o pacote anticrime alterou o rol de crimes hediondos para fazer constar somente a posse ilegal de arma de fogo de </text:span><text:span text:style-name="Emphasis"><text:span text:style-name="T6">uso proibido</text:span></text:span><text:span text:style-name="T6">, o percentual deve ser alterado não para 40%, e sim para 1/6, conforme jurisprudência consolidada do STJ. </text:span></text:p>
      <text:p text:style-name="P12"><text:span text:style-name="T7">Isso posto, acato o parecer e determino a retificação da GEP para fazer constar no cálculo da progressão de regime o percentual de 40% para o crime de tráfico de drogas, por ser o apenado primário em crime hediondo, e 1/6 para o crime </text:span><text:span text:style-name="T8">artigo 16 da lei 10826/2003, por ser crime de natureza comum, ambos os crimes referentes ao processo criminal nº </text:span><text:span text:style-name="T5">0100891-33.2019.8.20.0001</text:span>. </text:p>
      <text:p text:style-name="P7">PRI. Atualize-se a GEP. Ciência ao MP.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14:23:50.939000000</meta:creation-date>
    <dc:date>2023-09-01T14:33:03.553000000</dc:date>
    <meta:editing-duration>P1DT9M12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7" meta:word-count="667" meta:character-count="3987" meta:non-whitespace-character-count="3341"/>
  </office:meta>
</office:document-meta>
</file>